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A000002BA8EA76F91537610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4pt" officeooo:paragraph-rsid="000bbf2c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italic" fo:font-weight="normal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italic" fo:font-weight="normal" officeooo:paragraph-rsid="000bbf2c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0bbf2c" officeooo:paragraph-rsid="000bbf2c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paragraph-rsid="000bbf2c" fo:background-color="#fffff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0bbf2c" officeooo:paragraph-rsid="000bbf2c" fo:background-color="#fffff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bold" officeooo:rsid="0015a5bd" officeooo:paragraph-rsid="0015a5bd" fo:background-color="#fffff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bold" officeooo:rsid="000bbf2c" officeooo:paragraph-rsid="000bbf2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bold" officeooo:paragraph-rsid="000bbf2c" fo:background-color="#fffff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bold" officeooo:paragraph-rsid="000e1e9f" fo:background-color="#ffffff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normal" officeooo:paragraph-rsid="000e1e9f" fo:background-color="#fffff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2pt" fo:letter-spacing="normal" fo:font-style="normal" fo:font-weight="bold" officeooo:rsid="0015a5bd" officeooo:paragraph-rsid="0015a5bd" fo:background-color="#ffffff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2a6099" style:font-name="verdana" fo:font-size="12pt" fo:letter-spacing="normal" fo:font-style="normal" fo:font-weight="bold" officeooo:paragraph-rsid="000e1e9f" fo:background-color="#fffff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2a6099" style:font-name="verdana" fo:font-size="12pt" fo:letter-spacing="normal" fo:font-style="normal" fo:font-weight="bold" officeooo:paragraph-rsid="00124fa7" fo:background-color="#fffff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4pt" officeooo:paragraph-rsid="000bbf2c" style:font-size-asian="14pt" style:font-size-complex="14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00a933" style:font-name="verdana" fo:font-size="14pt" fo:letter-spacing="normal" fo:font-style="normal" fo:font-weight="bold" officeooo:paragraph-rsid="000ef539" fo:background-color="#fffff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a933" style:font-name="verdana" fo:font-size="14pt" fo:letter-spacing="normal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474cm" fo:margin-right="-1.905cm" fo:text-align="start" style:justify-single-word="false" fo:orphans="2" fo:widows="2" fo:text-indent="0cm" style:auto-text-indent="false" style:page-number="auto" fo:background-color="transparent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0bbf2c" officeooo:paragraph-rsid="0015a5bd" fo:background-color="#fffff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0bbf2c" officeooo:paragraph-rsid="000bbf2c" fo:background-color="#fffff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italic" fo:font-weight="normal" style:font-size-asian="14pt" style:font-size-complex="14pt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d29c6"/>
    </style:style>
    <style:style style:name="P25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verdana" fo:letter-spacing="normal" fo:font-style="normal" fo:font-weight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444444" style:font-name="inherit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verdana" fo:letter-spacing="normal" fo:font-style="italic" fo:font-weight="normal"/>
    </style:style>
    <style:style style:name="T7" style:family="text">
      <style:text-properties fo:color="#000000" style:font-name="verdana" fo:letter-spacing="normal" fo:font-style="italic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8" style:family="text">
      <style:text-properties fo:color="#000000" style:font-name="verdana" fo:letter-spacing="normal" fo:font-style="italic" fo:font-weight="bold" style:font-weight-asian="bold" style:font-weight-complex="bold"/>
    </style:style>
    <style:style style:name="T9" style:family="text">
      <style:text-properties fo:color="#000000" style:font-name="verdana" fo:letter-spacing="normal" fo:font-style="italic" fo:font-weight="bold" officeooo:rsid="000bbf2c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11" style:family="text">
      <style:text-properties officeooo:rsid="0010ceed"/>
    </style:style>
    <style:style style:name="T12" style:family="text">
      <style:text-properties officeooo:rsid="00124f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3.241cm" svg:height="14.774cm" draw:z-index="0"><draw:image xlink:href="Pictures/100000000000044A000002BA8EA76F915376106B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1.11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4-03-07T07:26:12.024666072</dc:date>
    <meta:editing-duration>PT1H1M52S</meta:editing-duration>
    <meta:editing-cycles>14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